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108309</text:p>
          </table:table-cell>
          <table:table-cell office:value-type="string" calcext:value-type="string">
            <text:p>2023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324" calcext:value-type="float">
            <text:p>30.63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08309</text:p>
          </table:table-cell>
          <table:table-cell office:value-type="string" calcext:value-type="string">
            <text:p>2022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5328" calcext:value-type="float">
            <text:p>30.05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08309</text:p>
          </table:table-cell>
          <table:table-cell office:value-type="string" calcext:value-type="string">
            <text:p>2021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5704" calcext:value-type="float">
            <text:p>29.65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08309</text:p>
          </table:table-cell>
          <table:table-cell office:value-type="string" calcext:value-type="string">
            <text:p>2019-12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4744" calcext:value-type="float">
            <text:p>29.04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08309</text:p>
          </table:table-cell>
          <table:table-cell office:value-type="string" calcext:value-type="string">
            <text:p>2019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024" calcext:value-type="float">
            <text:p>28.5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08309</text:p>
          </table:table-cell>
          <table:table-cell office:value-type="string" calcext:value-type="string">
            <text:p>2018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1112" calcext:value-type="float">
            <text:p>28.0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08309</text:p>
          </table:table-cell>
          <table:table-cell office:value-type="string" calcext:value-type="string">
            <text:p>2016-0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4536" calcext:value-type="float">
            <text:p>27.6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08309</text:p>
          </table:table-cell>
          <table:table-cell office:value-type="string" calcext:value-type="string">
            <text:p>2015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5496" calcext:value-type="float">
            <text:p>28.25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08309</text:p>
          </table:table-cell>
          <table:table-cell office:value-type="string" calcext:value-type="string">
            <text:p>2014-0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9296" calcext:value-type="float">
            <text:p>27.4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08309</text:p>
          </table:table-cell>
          <table:table-cell office:value-type="string" calcext:value-type="string">
            <text:p>2014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0152" calcext:value-type="float">
            <text:p>27.4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08309</text:p>
          </table:table-cell>
          <table:table-cell office:value-type="string" calcext:value-type="string">
            <text:p>2013-0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9192" calcext:value-type="float">
            <text:p>26.7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08309</text:p>
          </table:table-cell>
          <table:table-cell office:value-type="string" calcext:value-type="string">
            <text:p>2011-12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2992" calcext:value-type="float">
            <text:p>26.02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08309</text:p>
          </table:table-cell>
          <table:table-cell office:value-type="string" calcext:value-type="string">
            <text:p>2011-03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1928" calcext:value-type="float">
            <text:p>24.71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08309</text:p>
          </table:table-cell>
          <table:table-cell office:value-type="string" calcext:value-type="string">
            <text:p>2010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412" calcext:value-type="float">
            <text:p>24.8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08309</text:p>
          </table:table-cell>
          <table:table-cell office:value-type="string" calcext:value-type="string">
            <text:p>2010-09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556" calcext:value-type="float">
            <text:p>25.7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08309</text:p>
          </table:table-cell>
          <table:table-cell office:value-type="string" calcext:value-type="string">
            <text:p>2010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5352" calcext:value-type="float">
            <text:p>24.35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08309</text:p>
          </table:table-cell>
          <table:table-cell office:value-type="string" calcext:value-type="string">
            <text:p>2008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8296" calcext:value-type="float">
            <text:p>23.68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08309</text:p>
          </table:table-cell>
          <table:table-cell office:value-type="string" calcext:value-type="string">
            <text:p>2008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7232" calcext:value-type="float">
            <text:p>22.37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08309</text:p>
          </table:table-cell>
          <table:table-cell office:value-type="string" calcext:value-type="string">
            <text:p>2006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8568" calcext:value-type="float">
            <text:p>22.58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08309</text:p>
          </table:table-cell>
          <table:table-cell office:value-type="string" calcext:value-type="string">
            <text:p>2005-1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2848" calcext:value-type="float">
            <text:p>22.12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08309</text:p>
          </table:table-cell>
          <table:table-cell office:value-type="string" calcext:value-type="string">
            <text:p>2004-1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4184" calcext:value-type="float">
            <text:p>22.34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08309</text:p>
          </table:table-cell>
          <table:table-cell office:value-type="string" calcext:value-type="string">
            <text:p>2003-1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368" calcext:value-type="float">
            <text:p>21.8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08309</text:p>
          </table:table-cell>
          <table:table-cell office:value-type="string" calcext:value-type="string">
            <text:p>2002-1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6584" calcext:value-type="float">
            <text:p>23.86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08309</text:p>
          </table:table-cell>
          <table:table-cell office:value-type="string" calcext:value-type="string">
            <text:p>2002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3224" calcext:value-type="float">
            <text:p>21.73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08309</text:p>
          </table:table-cell>
          <table:table-cell office:value-type="string" calcext:value-type="string">
            <text:p>2000-1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884" calcext:value-type="float">
            <text:p>21.4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08309</text:p>
          </table:table-cell>
          <table:table-cell office:value-type="string" calcext:value-type="string">
            <text:p>1967-1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404" calcext:value-type="float">
            <text:p>18.44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4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66" meta:object-count="0"/>
    <meta:user-defined meta:name="AppVersion">3.0</meta:user-defined>
  </office:meta>
</office:document-meta>
</file>